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06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0.623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355269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ff3838" fo:font-weight="bold" style:font-weight-asian="bold" style:font-weight-complex="bold"/>
    </style:style>
    <style:style style:name="gr1" style:family="graphic" style:parent-style-name="Default">
      <style:graphic-properties draw:fill-color="#00a933" draw:textarea-horizontal-align="justify" draw:textarea-vertical-align="middle" draw:auto-grow-height="false" fo:min-height="0.433cm" fo:min-width="8.559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2" style:family="graphic" style:parent-style-name="Default">
      <style:graphic-properties draw:textarea-horizontal-align="justify" draw:textarea-vertical-align="middle" draw:auto-grow-height="false" fo:min-height="0.433cm" fo:min-width="0.583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3" style:family="graphic" style:parent-style-name="Default">
      <style:graphic-properties draw:textarea-horizontal-align="justify" draw:textarea-vertical-align="middle" draw:auto-grow-height="false" fo:min-height="0.433cm" fo:min-width="7.976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4" style:family="graphic" style:parent-style-name="Default">
      <style:graphic-properties draw:textarea-horizontal-align="justify" draw:textarea-vertical-align="middle" draw:auto-grow-height="false" fo:min-height="0.433cm" fo:min-width="0.529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5" style:family="graphic" style:parent-style-name="Default">
      <style:graphic-properties draw:textarea-horizontal-align="justify" draw:textarea-vertical-align="middle" draw:auto-grow-height="false" fo:min-height="0.433cm" fo:min-width="1.101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6" style:family="graphic" style:parent-style-name="Default">
      <style:graphic-properties draw:fill-color="#00a933" draw:textarea-horizontal-align="justify" draw:textarea-vertical-align="middle" draw:auto-grow-height="false" fo:min-height="0.433cm" fo:min-width="1.71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7" style:family="graphic" style:parent-style-name="Default">
      <style:graphic-properties draw:textarea-horizontal-align="justify" draw:textarea-vertical-align="middle" draw:auto-grow-height="false" fo:min-height="0.433cm" fo:min-width="6.679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8" style:family="graphic" style:parent-style-name="Default">
      <style:graphic-properties draw:textarea-horizontal-align="justify" draw:textarea-vertical-align="middle" draw:auto-grow-height="false" fo:min-height="0.433cm" fo:min-width="2.969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9" style:family="graphic" style:parent-style-name="Default">
      <style:graphic-properties draw:textarea-horizontal-align="justify" draw:textarea-vertical-align="middle" draw:auto-grow-height="false" fo:min-height="0.433cm" fo:min-width="1.697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0" style:family="graphic" style:parent-style-name="Default">
      <style:graphic-properties draw:fill-color="#00a933" draw:textarea-horizontal-align="justify" draw:textarea-vertical-align="middle" draw:auto-grow-height="false" fo:min-height="0.433cm" fo:min-width="4.81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1" style:family="graphic" style:parent-style-name="Default">
      <style:graphic-properties draw:textarea-horizontal-align="justify" draw:textarea-vertical-align="middle" draw:auto-grow-height="false" fo:min-height="0.433cm" fo:min-width="9.791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2" style:family="graphic" style:parent-style-name="Default">
      <style:graphic-properties draw:textarea-horizontal-align="justify" draw:textarea-vertical-align="middle" draw:auto-grow-height="false" fo:min-height="0.433cm" fo:min-width="4.862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3" style:family="graphic" style:parent-style-name="Default">
      <style:graphic-properties draw:textarea-horizontal-align="justify" draw:textarea-vertical-align="middle" draw:auto-grow-height="false" fo:min-height="0.433cm" fo:min-width="8.559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4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00a933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79" table:default-cell-style-name="ce6"/>
        <table:table-column table:style-name="co4" table:number-columns-repeated="16302" table:default-cell-style-name="ce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6302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>
            <draw:custom-shape draw:z-index="0" draw:name="Фигура 1" draw:style-name="gr1" draw:text-style-name="P2" xml:id="id3" draw:id="id3" svg:width="8.559cm" svg:height="0.433cm" svg:x="0.027cm" svg:y="0.002cm">
              <text:p text:style-name="P1">10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  <table:table-cell>
            <draw:custom-shape draw:z-index="3" draw:name="Фигура 3" draw:style-name="gr2" draw:text-style-name="P3" xml:id="id2" draw:id="id2" svg:width="0.583cm" svg:height="0.433cm" svg:x="0.005cm" svg:y="0.002cm">
              <text:p text:style-name="P1">103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5" draw:name="Фигура 5" draw:style-name="gr3" draw:text-style-name="P3" svg:width="7.976cm" svg:height="0.433cm" svg:x="0.003cm" svg:y="0.001cm">
              <text:p text:style-name="P1">10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  <table:table-cell>
            <draw:custom-shape draw:z-index="8" draw:name="Фигура 8" draw:style-name="gr4" draw:text-style-name="P3" svg:width="0.529cm" svg:height="0.433cm" svg:x="0.606cm" svg:y="0.002cm">
              <text:p text:style-name="P1">108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9" draw:name="Фигура 9" draw:style-name="gr5" draw:text-style-name="P3" svg:width="1.101cm" svg:height="0.433cm" svg:x="0.605cm" svg:y="0.002cm">
              <text:p text:style-name="P1">10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2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>
            <draw:custom-shape draw:z-index="1" draw:name="Фигура 2" draw:style-name="gr6" draw:text-style-name="P2" xml:id="id1" draw:id="id1" svg:width="1.71cm" svg:height="0.433cm" svg:x="0.039cm" svg:y="0.003cm">
              <text:p text:style-name="P1">10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4" draw:name="Фигура 4" draw:style-name="gr7" draw:text-style-name="P3" svg:width="6.679cm" svg:height="0.433cm" svg:x="0.034cm" svg:y="0.003cm">
              <text:p text:style-name="P1">10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  <table:table-cell>
            <draw:custom-shape draw:z-index="6" draw:name="Фигура 6" draw:style-name="gr8" draw:text-style-name="P3" svg:width="2.969cm" svg:height="0.433cm" svg:x="0.003cm" svg:y="0.002cm">
              <text:p text:style-name="P1">10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7" draw:name="Фигура 7" draw:style-name="gr9" draw:text-style-name="P3" svg:width="1.697cm" svg:height="0.433cm" svg:x="0.619cm" svg:y="0.003cm">
              <text:p text:style-name="P1">10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>
            <draw:custom-shape draw:z-index="2" draw:name="Фигура 10" draw:style-name="gr10" draw:text-style-name="P2" svg:width="4.81cm" svg:height="0.433cm" svg:x="0.027cm" svg:y="0.044cm">
              <text:p text:style-name="P1">11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0" draw:name="Фигура 11" draw:style-name="gr11" draw:text-style-name="P3" svg:width="9.791cm" svg:height="0.433cm" svg:x="0.015cm" svg:y="0.044cm">
              <text:p text:style-name="P1">1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>
            <draw:custom-shape draw:z-index="11" draw:name="Фигура 12" draw:style-name="gr12" draw:text-style-name="P3" svg:width="4.862cm" svg:height="0.433cm" svg:x="0.015cm" svg:y="0.043cm">
              <text:p text:style-name="P1">11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2" draw:name="Фигура 13" draw:style-name="gr13" draw:text-style-name="P3" svg:width="8.559cm" svg:height="0.433cm" svg:x="0.003cm" svg:y="0.044cm">
              <text:p text:style-name="P1">1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58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13"/>
          <table:table-cell table:style-name="ce9" office:value-type="string" calcext:value-type="string">
            <text:p>6 + 8 = 14</text:p>
          </table:table-cell>
          <table:table-cell table:number-columns-repeated="16367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05;107</text:p>
          </table:table-cell>
          <table:table-cell table:number-columns-repeated="25"/>
          <table:table-cell>
            <draw:connector draw:z-index="15" draw:style-name="gr14" draw:text-style-name="P4" draw:type="line" svg:x1="0cm" svg:y1="0cm" svg:x2="1.96cm" svg:y2="2.436cm" svg:d="M19189 3933l1960 2436" svg:viewBox="0 0 1961 2437">
              <text:p/>
            </draw:connector>
          </table:table-cell>
          <table:table-cell table:number-columns-repeated="1635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7"/>
          <table:table-cell>
            <draw:connector draw:z-index="14" draw:style-name="gr15" draw:text-style-name="P4" draw:type="line" svg:x1="-2.61cm" svg:y1="-3.189cm" svg:x2="4.363cm" svg:y2="-3.676cm" draw:start-shape="id1" draw:start-glue-point="1" draw:end-shape="id2" draw:end-glue-point="3" svg:d="M5372 1231l6973-487" svg:viewBox="0 0 6974 488">
              <text:p/>
            </draw:connector>
          </table:table-cell>
          <table:table-cell table:number-columns-repeated="16373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>
            <draw:connector draw:z-index="13" draw:style-name="gr16" draw:text-style-name="P4" draw:type="line" svg:x1="3.605cm" svg:y1="-4.163cm" svg:x2="3.741cm" svg:y2="-4.163cm" draw:start-shape="id3" draw:end-shape="id2" svg:d="M12209 744h136" svg:viewBox="0 0 137 1">
              <text:p/>
            </draw:connector>
          </table:table-cell>
          <table:table-cell table:number-columns-repeated="16372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number-columns-repeated="13"/>
          <table:table-cell table:style-name="ce10" office:value-type="string" calcext:value-type="string">
            <text:p>Ответ: 14</text:p>
          </table:table-cell>
          <table:table-cell table:number-columns-repeated="16367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6381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meta:initial-creator>HP</meta:initial-creator>
    <meta:creation-date>2022-07-26T06:42:39Z</meta:creation-date>
    <dc:date>2026-03-04T14:11:39.405392536</dc:date>
    <meta:editing-duration>PT8M21S</meta:editing-duration>
    <meta:editing-cycles>1</meta:editing-cycles>
    <meta:document-statistic meta:table-count="1" meta:cell-count="137" meta:object-count="16"/>
  </office:meta>
</office:document-meta>
</file>